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59b5" officeooo:paragraph-rsid="001b59b5"/>
    </style:style>
    <style:style style:name="P2" style:family="paragraph" style:parent-style-name="Standard">
      <style:text-properties officeooo:rsid="001cfedc" officeooo:paragraph-rsid="001cfedc"/>
    </style:style>
    <style:style style:name="P3" style:family="paragraph" style:parent-style-name="Standard">
      <style:text-properties officeooo:rsid="001cfedc" officeooo:paragraph-rsid="00248068"/>
    </style:style>
    <style:style style:name="P4" style:family="paragraph" style:parent-style-name="Standard">
      <style:text-properties officeooo:rsid="002a55f1" officeooo:paragraph-rsid="00318382"/>
    </style:style>
    <style:style style:name="P5" style:family="paragraph" style:parent-style-name="Standard">
      <style:text-properties officeooo:rsid="00354850" officeooo:paragraph-rsid="0039429b"/>
    </style:style>
    <style:style style:name="P6" style:family="paragraph" style:parent-style-name="Standard">
      <style:text-properties officeooo:rsid="00354850" officeooo:paragraph-rsid="00416220"/>
    </style:style>
    <style:style style:name="P7" style:family="paragraph" style:parent-style-name="Standard">
      <style:text-properties officeooo:rsid="004f3064" officeooo:paragraph-rsid="004f3064"/>
    </style:style>
    <style:style style:name="P8" style:family="paragraph" style:parent-style-name="Standard">
      <style:text-properties officeooo:rsid="0057c079" officeooo:paragraph-rsid="00643b6c"/>
    </style:style>
    <style:style style:name="P9" style:family="paragraph" style:parent-style-name="Standard">
      <style:text-properties officeooo:rsid="006dd6e8" officeooo:paragraph-rsid="006dd6e8"/>
    </style:style>
    <style:style style:name="P10" style:family="paragraph" style:parent-style-name="Standard">
      <style:text-properties officeooo:rsid="006e2fef" officeooo:paragraph-rsid="006e2fef"/>
    </style:style>
    <style:style style:name="P11" style:family="paragraph" style:parent-style-name="Standard">
      <style:text-properties officeooo:rsid="0071c727" officeooo:paragraph-rsid="0077fc46"/>
    </style:style>
    <style:style style:name="P12" style:family="paragraph" style:parent-style-name="Standard">
      <style:text-properties officeooo:rsid="007d3b14" officeooo:paragraph-rsid="007d3b14"/>
    </style:style>
    <style:style style:name="T1" style:family="text">
      <style:text-properties officeooo:rsid="001ebe11"/>
    </style:style>
    <style:style style:name="T2" style:family="text">
      <style:text-properties officeooo:rsid="001ff62e"/>
    </style:style>
    <style:style style:name="T3" style:family="text">
      <style:text-properties officeooo:rsid="00219c20"/>
    </style:style>
    <style:style style:name="T4" style:family="text">
      <style:text-properties officeooo:rsid="00248068"/>
    </style:style>
    <style:style style:name="T5" style:family="text">
      <style:text-properties officeooo:rsid="002593f7"/>
    </style:style>
    <style:style style:name="T6" style:family="text">
      <style:text-properties officeooo:rsid="002758fc"/>
    </style:style>
    <style:style style:name="T7" style:family="text">
      <style:text-properties officeooo:rsid="0027f173"/>
    </style:style>
    <style:style style:name="T8" style:family="text">
      <style:text-properties officeooo:rsid="00292aa8"/>
    </style:style>
    <style:style style:name="T9" style:family="text">
      <style:text-properties officeooo:rsid="002a55f1"/>
    </style:style>
    <style:style style:name="T10" style:family="text">
      <style:text-properties officeooo:rsid="002b660e"/>
    </style:style>
    <style:style style:name="T11" style:family="text">
      <style:text-properties officeooo:rsid="002c24f5"/>
    </style:style>
    <style:style style:name="T12" style:family="text">
      <style:text-properties officeooo:rsid="002db081"/>
    </style:style>
    <style:style style:name="T13" style:family="text">
      <style:text-properties officeooo:rsid="002ddc8a"/>
    </style:style>
    <style:style style:name="T14" style:family="text">
      <style:text-properties officeooo:rsid="002f8cd9"/>
    </style:style>
    <style:style style:name="T15" style:family="text">
      <style:text-properties officeooo:rsid="002fa728"/>
    </style:style>
    <style:style style:name="T16" style:family="text">
      <style:text-properties officeooo:rsid="00318382"/>
    </style:style>
    <style:style style:name="T17" style:family="text">
      <style:text-properties officeooo:rsid="0032e1bf"/>
    </style:style>
    <style:style style:name="T18" style:family="text">
      <style:text-properties officeooo:rsid="003394a1"/>
    </style:style>
    <style:style style:name="T19" style:family="text">
      <style:text-properties officeooo:rsid="0034df0a"/>
    </style:style>
    <style:style style:name="T20" style:family="text">
      <style:text-properties officeooo:rsid="003724c2"/>
    </style:style>
    <style:style style:name="T21" style:family="text">
      <style:text-properties officeooo:rsid="0037c485"/>
    </style:style>
    <style:style style:name="T22" style:family="text">
      <style:text-properties officeooo:rsid="0039138c"/>
    </style:style>
    <style:style style:name="T23" style:family="text">
      <style:text-properties officeooo:rsid="0039429b"/>
    </style:style>
    <style:style style:name="T24" style:family="text">
      <style:text-properties officeooo:rsid="003a2990"/>
    </style:style>
    <style:style style:name="T25" style:family="text">
      <style:text-properties officeooo:rsid="003b0c44"/>
    </style:style>
    <style:style style:name="T26" style:family="text">
      <style:text-properties officeooo:rsid="003b70f9"/>
    </style:style>
    <style:style style:name="T27" style:family="text">
      <style:text-properties officeooo:rsid="003c0aab"/>
    </style:style>
    <style:style style:name="T28" style:family="text">
      <style:text-properties officeooo:rsid="003ce30e"/>
    </style:style>
    <style:style style:name="T29" style:family="text">
      <style:text-properties officeooo:rsid="003de810"/>
    </style:style>
    <style:style style:name="T30" style:family="text">
      <style:text-properties officeooo:rsid="003ebf97"/>
    </style:style>
    <style:style style:name="T31" style:family="text">
      <style:text-properties officeooo:rsid="00406f2c"/>
    </style:style>
    <style:style style:name="T32" style:family="text">
      <style:text-properties officeooo:rsid="00416220"/>
    </style:style>
    <style:style style:name="T33" style:family="text">
      <style:text-properties officeooo:rsid="0042c8f6"/>
    </style:style>
    <style:style style:name="T34" style:family="text">
      <style:text-properties officeooo:rsid="0044b030"/>
    </style:style>
    <style:style style:name="T35" style:family="text">
      <style:text-properties officeooo:rsid="00457880"/>
    </style:style>
    <style:style style:name="T36" style:family="text">
      <style:text-properties officeooo:rsid="00480419"/>
    </style:style>
    <style:style style:name="T37" style:family="text">
      <style:text-properties officeooo:rsid="00497ae8"/>
    </style:style>
    <style:style style:name="T38" style:family="text">
      <style:text-properties officeooo:rsid="004b4aef"/>
    </style:style>
    <style:style style:name="T39" style:family="text">
      <style:text-properties officeooo:rsid="004ba109"/>
    </style:style>
    <style:style style:name="T40" style:family="text">
      <style:text-properties officeooo:rsid="004d7267"/>
    </style:style>
    <style:style style:name="T41" style:family="text">
      <style:text-properties officeooo:rsid="004f3064"/>
    </style:style>
    <style:style style:name="T42" style:family="text">
      <style:text-properties officeooo:rsid="004f437d"/>
    </style:style>
    <style:style style:name="T43" style:family="text">
      <style:text-properties officeooo:rsid="004f816a"/>
    </style:style>
    <style:style style:name="T44" style:family="text">
      <style:text-properties officeooo:rsid="00515079"/>
    </style:style>
    <style:style style:name="T45" style:family="text">
      <style:text-properties officeooo:rsid="00525f14"/>
    </style:style>
    <style:style style:name="T46" style:family="text">
      <style:text-properties officeooo:rsid="0052b964"/>
    </style:style>
    <style:style style:name="T47" style:family="text">
      <style:text-properties officeooo:rsid="0054a265"/>
    </style:style>
    <style:style style:name="T48" style:family="text">
      <style:text-properties officeooo:rsid="0055e3ed"/>
    </style:style>
    <style:style style:name="T49" style:family="text">
      <style:text-properties officeooo:rsid="0056de9a"/>
    </style:style>
    <style:style style:name="T50" style:family="text">
      <style:text-properties officeooo:rsid="00592409"/>
    </style:style>
    <style:style style:name="T51" style:family="text">
      <style:text-properties officeooo:rsid="005aa85d"/>
    </style:style>
    <style:style style:name="T52" style:family="text">
      <style:text-properties officeooo:rsid="005bf46e"/>
    </style:style>
    <style:style style:name="T53" style:family="text">
      <style:text-properties officeooo:rsid="005d55f8"/>
    </style:style>
    <style:style style:name="T54" style:family="text">
      <style:text-properties officeooo:rsid="005e60ab"/>
    </style:style>
    <style:style style:name="T55" style:family="text">
      <style:text-properties officeooo:rsid="005f7c09"/>
    </style:style>
    <style:style style:name="T56" style:family="text">
      <style:text-properties officeooo:rsid="0062314d"/>
    </style:style>
    <style:style style:name="T57" style:family="text">
      <style:text-properties officeooo:rsid="0062b66d"/>
    </style:style>
    <style:style style:name="T58" style:family="text">
      <style:text-properties officeooo:rsid="00643b6c"/>
    </style:style>
    <style:style style:name="T59" style:family="text">
      <style:text-properties officeooo:rsid="0067f890"/>
    </style:style>
    <style:style style:name="T60" style:family="text">
      <style:text-properties officeooo:rsid="0069aac2"/>
    </style:style>
    <style:style style:name="T61" style:family="text">
      <style:text-properties officeooo:rsid="006ab6e2"/>
    </style:style>
    <style:style style:name="T62" style:family="text">
      <style:text-properties officeooo:rsid="006c5b17"/>
    </style:style>
    <style:style style:name="T63" style:family="text">
      <style:text-properties officeooo:rsid="006dd6e8"/>
    </style:style>
    <style:style style:name="T64" style:family="text">
      <style:text-properties officeooo:rsid="006e2fef"/>
    </style:style>
    <style:style style:name="T65" style:family="text">
      <style:text-properties officeooo:rsid="00701cd9"/>
    </style:style>
    <style:style style:name="T66" style:family="text">
      <style:text-properties officeooo:rsid="007172b8"/>
    </style:style>
    <style:style style:name="T67" style:family="text">
      <style:text-properties officeooo:rsid="00730e25"/>
    </style:style>
    <style:style style:name="T68" style:family="text">
      <style:text-properties officeooo:rsid="00745b23"/>
    </style:style>
    <style:style style:name="T69" style:family="text">
      <style:text-properties officeooo:rsid="007579a6"/>
    </style:style>
    <style:style style:name="T70" style:family="text">
      <style:text-properties officeooo:rsid="0076df8b"/>
    </style:style>
    <style:style style:name="T71" style:family="text">
      <style:text-properties officeooo:rsid="0077fc46"/>
    </style:style>
    <style:style style:name="T72" style:family="text">
      <style:text-properties officeooo:rsid="007aa587"/>
    </style:style>
    <style:style style:name="T73" style:family="text">
      <style:text-properties officeooo:rsid="007b4c09"/>
    </style:style>
    <style:style style:name="T74" style:family="text">
      <style:text-properties officeooo:rsid="007d3b14"/>
    </style:style>
    <style:style style:name="T75" style:family="text">
      <style:text-properties officeooo:rsid="007eea6c"/>
    </style:style>
    <style:style style:name="T76" style:family="text">
      <style:text-properties officeooo:rsid="007f5e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de créatif</text:p>
      <text:p text:style-name="P1"/>
      <text:p text:style-name="P2"><text:span text:style-name="T3">On peut distinguer</text:span> deux <text:span text:style-name="T9">types</text:span> d’enseignements des pratiques numériques dans le cadre des départements d’art ou de design en école d’art ou à l’université.</text:p>
      <text:p text:style-name="P2"/>
      <text:p text:style-name="P3">Le premier consiste à former les étudiants aux outils que leurs métiers requièrent désormais : logiciels de traitement d’image, de mise-en-page, de montage, <text:span text:style-name="T9">de traitement sonore,</text:span> <text:span text:style-name="T1">de traitement de texte</text:span>. <text:span text:style-name="T1">Chacun de ces outils est la version informatique de pratiques </text:span><text:span text:style-name="T2">manuelles</text:span><text:span text:style-name="T1"> pré-existantes, </text:span><text:span text:style-name="T2">rendues en partie caduques depuis une trentaine ou une quarante d’années. </text:span><text:span text:style-name="T3">La maîtrise des logiciels </text:span><text:span text:style-name="T4">de la chaîne graphique et de la création audiovisuelle n’est </text:span><text:span text:style-name="T3">plus un sujet en soi, et, sauf dans les brochures d’orientation scolaire </text:span><text:span text:style-name="T5">qui ont besoin d’une mise-</text:span><text:span text:style-name="T3">à-jour, on ne distingue plus le « graphiste » de « l’infographiste ». </text:span><text:span text:style-name="T5">On notera, et les étudiants en école d’art en sont souvent très conscients, que les outils numériques ne remplacent pas tout à fait leurs modèles analogiques. </text:span><text:span text:style-name="T6">La normalisation des pratiques, les limites des outils et la prédictibilité du résultat obtenu </text:span><text:span text:style-name="T7">peuvent s’avérer frustrants. Il en découle chez beaucoup d’étudiants un regain d’intérêt pour des pratiques artisanales dont le grain, la possibilité d’accidents voire le caractère laborieux et physique ont une forme de charme : </text:span><text:span text:style-name="T3">photographie analogique, anciens supports vidéo, </text:span><text:span text:style-name="T8">banc de montage,</text:span><text:span text:style-name="T3"> cyanotype, héliographie, </text:span><text:span text:style-name="T7">xylogravure, taille-douce, sérigraphie </text:span><text:span text:style-name="T3">et autres techniques traditionnelles des arts graphiques.</text:span></text:p>
      <text:p text:style-name="P3"/>
      <text:p text:style-name="P4">Le second type <text:span text:style-name="T10">d’enseignement</text:span> s’attache à investiguer les propriétés spécifiques aux médias numériques. <text:span text:style-name="T10">C’est le plus ancien, puisqu’il se confond avec l’époque pionnière qui a vu sortir des centres de recherche (mathématiques, computer science, technologies de l’information et de la communication) des </text:span><text:span text:style-name="T11">productions artistiques réalisées sur ordinateur, avant même l’invention de la notion de pixel ou celle du logiciel applicatif. À cette époque, où tout était à inventer, on n’utilisait pas un logiciel, on écrivait un programme. On n’utilisait pas d’écran (et encore moins de souris), </text:span><text:span text:style-name="T12">on communiquait avec l’ordinateur à l’aide de cartes perforées et il pouvait en retour imprimer une sortie sur papier listing — il reste une rémanence de cette époque dans la commande « print » qui dans la plupart des langages informatiques ne s’applique pas à l’impression physique mais à l’affichage d’une chaîne de caractères à l’écran. </text:span><text:span text:style-name="T13">On ne disposait, enfin, d’aucun moyen pour convertir une image analogique en fichier numérique. </text:span><text:span text:style-name="T14">On date les premiers enseignements dans le domaine du tout début des années 1970 avec Frieder Nake à </text:span><text:span text:style-name="T15">l’Université de</text:span><text:span text:style-name="T14"> Brême ; Herbert W. Franke à </text:span><text:span text:style-name="T15">l’Université de </text:span><text:span text:style-name="T14">Munich ; Roy Ascott à </text:span><text:span text:style-name="T15">l’Ealing college de</text:span><text:span text:style-name="T14"> Londres ; John Whitney Sr. à L’</text:span><text:span text:style-name="T15">Université de Californie à L</text:span><text:span text:style-name="T14">os Angeles ; </text:span><text:span text:style-name="T15">le Groupe Art et informatique d</text:span><text:span text:style-name="T19">e Vincennes </text:span><text:span text:style-name="T15">à l’Université </text:span><text:span text:style-name="T19">Paris 8</text:span><text:span text:style-name="T15">. On notera au passage l’impulsion déterminante qu’ont amené </text:span><text:span text:style-name="T18">l</text:span><text:span text:style-name="T15">es théoriciens </text:span><text:span text:style-name="T18">européens</text:span><text:span text:style-name="T15"> Max Bense, Abraham Moles </text:span><text:span text:style-name="T18">et</text:span><text:span text:style-name="T15"> Frank Popper, </text:span><text:span text:style-name="T16">qui chacun à sa </text:span><text:span text:style-name="T18">façon</text:span><text:span text:style-name="T16"> s’est intéressé </text:span><text:span text:style-name="T18">avec une précocité visionnaire a</text:span><text:span text:style-name="T16">ux spécificités de ce que l’on a nommé successivement « art cybernétique », « art à l’ordinateur », « art </text:span><text:span text:style-name="T18">(multi-)</text:span><text:span text:style-name="T16">médiatique », « </text:span><text:span text:style-name="T17">art interactif »</text:span><text:span text:style-name="T16"> ou à </text:span><text:span text:style-name="T18">présent</text:span><text:span text:style-name="T16"> « art numérique ».</text:span></text:p>
      <text:p text:style-name="P5">Au cours du demi-siècle écoulé, <text:span text:style-name="T23">et de manière encore plus </text:span><text:span text:style-name="T24">prégnante</text:span><text:span text:style-name="T23"> depuis </text:span><text:span text:style-name="T24">l’invasion d’Internet par le grand public (ou l’invasion du grand public par Internet)</text:span><text:span text:style-name="T23">,</text:span> le « numérique » s’est diffusé dans de nombreuses strates économiques, industrielles et sociales, <text:span text:style-name="T21">proposant ou </text:span>imposant de nouveaux usages et amenant aux artistes autant de nouveaux sujets philosophiques, anthropologiques, politiques et esthétiques <text:span text:style-name="T21">dont s’emparer</text:span> : code créatif, live-coding, <text:span text:style-name="T42">médias numériques, </text:span>géolocalisation, surveillance, hacking, <text:span text:style-name="T24">cybersécurité,</text:span> glitch, réseaux sociaux, <text:span text:style-name="T40">dark patterns, </text:span><text:span text:style-name="T23">communautés en ligne,</text:span> <text:span text:style-name="T23">blogging, vlogging</text:span>, <text:span text:style-name="T23">podcasting,</text:span> <text:span text:style-name="T24">wikis, </text:span><text:span text:style-name="T45">peer-to-peer, </text:span>viralité, <text:span text:style-name="T22">mèmes</text:span>, <text:span text:style-name="T42">open-source, </text:span><text:span text:style-name="T27">pratiques amateures, </text:span>web-to-print, mobilité, objets intelligents, ville intelligente, <text:span text:style-name="T30">DIY, </text:span>impression 3D, capteurs, robotique, drones, biométrie, biotechnologies, <text:span text:style-name="T28">cyborg, </text:span><text:span text:style-name="T41">transhumanisme, post-humanisme,</text:span> mutations de l’emploi, gouvernance algorithmique, big data, data-graphism, data-art, crowdfunding, crowdsourcing, humanités numériques, OSINT, logiciel libre, <text:span text:style-name="T24">visioconférence,</text:span> post numérique, <text:span text:style-name="T24">extractivisme, </text:span><text:span text:style-name="T25">digital labour,</text:span><text:span text:style-name="T24"> blockchain,</text:span> permacomputing, <text:span text:style-name="T20">réalité augmentée, transmédialité,</text:span> réalité virtuelle<text:span text:style-name="T22">, Fake News, Deep Fake</text:span> et bien entendu, <text:span text:style-name="T26">ces derniers temps, </text:span><text:soft-page-break/>Intelligence Artificielle,… <text:line-break/><text:span text:style-name="T28">Cette énumération, qui </text:span><text:span text:style-name="T29">grandit</text:span><text:span text:style-name="T28"> chaque année, justifie à elle seule </text:span><text:span text:style-name="T29">l’existence </text:span><text:span text:style-name="T30">de pratiques et de recherches centrée sur la question du numérique </text:span><text:span text:style-name="T31">dans les sciences humaines, en art et en design</text:span><text:span text:style-name="T30">.<text:line-break/></text:span><text:span text:style-name="T31">Il n’est pas inintéressant de le </text:span><text:span text:style-name="T32">dire, de le rappeler, face à la fausse évidence qui veut que puisque le numérique est partout et puisque tout est numérique, alors le numérique n’est nulle part un sujet qui mérite attention </text:span><text:span text:style-name="T34">et tout ce qui compte, c’est le progrès des outils, leur perfectionnement, leur optimisation, leur maximisation.</text:span></text:p>
      <text:p text:style-name="P6"><text:span text:style-name="T32">L’actualité n’est pas le seul objet de l’enseignement et de la recherche dans le domaine du numérique. Son Histoire, y compris récente, est particulièrement méconnue du public quand bien même ce public est composé de personnes qui ont vécu les différentes mutations amenées par l’informatique. </text:span><text:span text:style-name="T33">Il n’y a pas que les millenials qui ne sachent pas dater la micro-informatique, l’Internet grand public, Wikipédia ou le smartphone… Une fois ces éléments acquis, beaucoup oublient leur chronologie, ignorent leur protohistoire et n’ont qu’un souvenir vague de leur préhistoire. </text:span><text:span text:style-name="T34">C’est pourtant l’Histoire qui permet de savoir ce qui change, ce qu’on a gagné mais aussi ce qu’on a perdu, c’est l’Histoire qui permet de faire des analogies fertiles entre contextes spatiotemporels apparemment distincts. C’est l’Histoire — </text:span><text:span text:style-name="T35">puisque l’Histoire n’est jamais finie —</text:span><text:span text:style-name="T34"> qui permet de se dire qu’il reste des choses à inventer. Il en va de même dans les disciplines scientifiques, qui sont souvent présentées aux collégiens comme une somme de faits à </text:span><text:span text:style-name="T32">accepter </text:span><text:span text:style-name="T34">et non comme le fruit d’un processus </text:span><text:span text:style-name="T35">et de controverses, amenant l’illusion que la science est une forme de croyance et non une méthode, ce qui ouvre un boulevard pour tous les marchands de théories complotistes ou religieuses, qui ont l’avantage de sembler moins passives : l’homme de la rue sait que la Terre est une sphère mais n’a aucune idée de la manière dont on l’a déduit puis prouvé, alors que le « platiste » est spécialiste en platisme </text:span><text:span text:style-name="T36">et peut même se voir comme quelqu’un qui est capable de douter des faisses évidences, ce qui est le moteur même du progrès scientifique</text:span><text:span text:style-name="T35">. De même, la foi religieuse n’est pas un état </text:span><text:span text:style-name="T36">passif</text:span><text:span text:style-name="T35">, c’est une action, car pour croire en quelque chose que l’on ne peut ni prouver ni infirmer, il faut se convaincre soi-même avant tout — </text:span><text:span text:style-name="T36">et un peu convaincre les autres pour ne pas se sentir trop seul puisque l’humain reste un animal social</text:span><text:span text:style-name="T35">. On nous pardonnera, espérons-le, cette digression possiblement polémique.<text:line-break/></text:span><text:span text:style-name="T37">L’idée est celle-ci : c’est précisément parce que le numérique est « partout » qu’il est important de s’en emparer de manière consciente et active et non de se contenter de le subir. Les artistes, par le « pas de côté » qu’ils proposent, ont un rôle potentiellement intéressant à jouer dans ce cadre </text:span><text:span text:style-name="T38">puisqu’ils ne subissent pas les mêmes contraintes que la plupart des acteurs techniques ou politiques. Et pour eux-mêmes, bien entendu, les artistes ont tout intérêt à ne pas être </text:span><text:span text:style-name="T41">dépendants</text:span><text:span text:style-name="T38"> des </text:span><text:span text:style-name="T41">interfaces</text:span><text:span text:style-name="T38"> que leur </text:span><text:span text:style-name="T39">offre</text:span><text:span text:style-name="T38"> l’industrie, à </text:span><text:span text:style-name="T41">savoir changer de logiciels, contourner les limites des logiciels existants, voire d’écrire leurs propres logiciels</text:span><text:span text:style-name="T38">.</text:span></text:p>
      <text:p text:style-name="P6"/>
      <text:p text:style-name="P7"><text:span text:style-name="T43">L</text:span>’enseignement du code créatif semble <text:span text:style-name="T43">une bonne </text:span><text:span text:style-name="T44">première approche pour </text:span><text:span text:style-name="T46">l</text:span><text:span text:style-name="T44">es pratiques numériques en école d’art et de design. </text:span><text:span text:style-name="T46">Même si la locution « code créatif » ne s’est imposée qu’au début des années 2000, l’utilisation de la programmation informatique comme outil de création </text:span><text:span text:style-name="T47">est l’origine </text:span><text:span text:style-name="T50">historique</text:span><text:span text:style-name="T47"> de </text:span><text:span text:style-name="T48">l</text:span><text:span text:style-name="T49">a création visuelle numérique.<text:line-break/></text:span></text:p>
      <text:p text:style-name="P8">Il est assez compliqué de déterminer le meilleur langage de programmation pour initier des étudiants à cette pratique. Au cours de la seconde moitié des années 1990, <text:span text:style-name="T50">c’est à dire lorsque l’utilisation de la programmation dans le domaine artistique a commencé à se diffuser véritablement, </text:span>les langages les plus répandus <text:span text:style-name="T50">dans les formations artistiques</text:span> étaient le langage Lingo, qui servait à rédiger les scripts pour le logiciel Director, le langage Actionscript, utilisé pour Flash, et enfin l’association HTML/Javascript/css, qui servait et sert toujours à construire les sites Internet.<text:line-break/><text:span text:style-name="T50">Les trois avaient comme atout d’être des outils de production véritables, puisque c’est Director que l’on utilisait le plus pour la réalisation de cd-roms culturels et d’installations numériques, tandis que la maîtrise de Flash, HTML, Javascript et Css permettaient d’obtenir </text:span><text:span text:style-name="T51">assez facilement </text:span><text:span text:style-name="T50">un emploi dans les métiers, </text:span><text:span text:style-name="T51">alors</text:span><text:span text:style-name="T50"> émergents, du web.<text:line-break/></text:span><text:soft-page-break/><text:span text:style-name="T52">Les choses se sont compliquées en 2005 avec l’acquisition de Macromedia, éditeur de Director et de Flash, par la société Adobe. </text:span><text:span text:style-name="T53">L’indifférence d’Adobe envers Director et l’hostilité d’acteurs majeurs du Net tels qu’Apple et Google envers Flash, ont </text:span><text:span text:style-name="T54">plongé les deux logiciels dans un </text:span><text:span text:style-name="T56">lent et </text:span><text:span text:style-name="T54">douloureux processus d’agonie. Les langages du Web, de leur côté, ont commencé à devenir puissants et sophistiqués</text:span><text:span text:style-name="T55">. </text:span><text:span text:style-name="T56">L’époque où le web était alimenté par des autodidactes enthousiastes qui s’occupaient à la fois du contenu et du contenant a cédé la place à une ère de compétences spécialisées : </text:span><text:span text:style-name="T55">developpement UX, développement UI, architecte d’information, designer visuel, bakckoffice. </text:span><text:span text:style-name="T58">U</text:span><text:span text:style-name="T57">ne page web </text:span><text:span text:style-name="T58">apparemment simple peut être le produit du travail </text:span><text:span text:style-name="T57">des trois langages de base (HTML, Javascript, CSS), </text:span><text:span text:style-name="T58">mais aussi </text:span><text:span text:style-name="T57">de langages fonctionnant sur le serveur (PHP, Ruby, SQL, etc.) </text:span><text:span text:style-name="T58">ou encore</text:span><text:span text:style-name="T57"> de librairies et d’environnements spécialisés (Jquery, Masonry, etc.). Face à cette multitude, </text:span><text:span text:style-name="T58">face à la relative complexité conceptuelle de l’écosystème du web (hébergement, domaines, sécurité, accessibilité) et face à une normalisation des pratiques — le web n’est plus autant un terrain d’invention </text:span><text:span text:style-name="T59">et d’expérimentation qu’il a su</text:span><text:span text:style-name="T58"> l’être au début du siècle —,</text:span><text:span text:style-name="T57"> </text:span><text:span text:style-name="T58">l’initiation des étudiants en école d’art et design </text:span><text:span text:style-name="T61">aux outils de</text:span><text:span text:style-name="T58"> la création en ligne est devenue une tâche un peu </text:span><text:span text:style-name="T60">délicate</text:span><text:span text:style-name="T58">. </text:span><text:span text:style-name="T60">Elle reste intéressante, car </text:span><text:span text:style-name="T61">ce</text:span><text:span text:style-name="T60">s outils du web débordent désormais </text:span><text:span text:style-name="T61">du web, s’étendant à la production d’applications autonomes (</text:span>CommonJs, Node.js<text:span text:style-name="T61">) ou de mise-en-pages destinées à l’impression (</text:span>Paged.js<text:span text:style-name="T61">). Par ailleurs, ces outils sont tributaires d’une philosophie </text:span><text:span text:style-name="T62">intéressante, depuis leur conception jusqu’à leur utilisation puisqu’ils fonctionnent hors de tout écosystème propriétaire </text:span><text:span text:style-name="T63">exclusif</text:span><text:span text:style-name="T62">.</text:span></text:p>
      <text:p text:style-name="P9">Un autre outil intéressant à enseigner est le langage Python. Extrêmement répandu dans le monde scientifique, permettant d’accéder à de nombreuses fonctions dans le domaine de l’Intelligence artificielle ou de la robotique, Python est sans doute le langage qui <text:span text:style-name="T64">offre</text:span> le meilleur rapport entre la facilité d’apprentissage, la puissance et la diffusion. <text:span text:style-name="T64">Pour des gens essentiellement intéressés par la création visuelle, ce langage généraliste peut cependant s’avérer un peu abstrait.</text:span></text:p>
      <text:p text:style-name="P10">Restent les langages et les logiciels qui ont été précisément conçus pour la pédagogie du code.<text:line-break/>Scratch, par exemple, permet de comprendre visuellement les grands concepts de la programmation informatique : itérations, conditions, variables… Mais, conçu d’abord pour les enfants, ce logiciel est très contraint et limité. La philosophie de la programmation par blocs inspire cependant d’autres outils : mBlock, MIT AppInventor, <text:span text:style-name="T65">MakeCode Arcade,… </text:span><text:span text:style-name="T66">On pourrait </text:span><text:span text:style-name="T65">par ailleurs </text:span><text:span text:style-name="T66">parler</text:span><text:span text:style-name="T65"> des outils de programmation visuelle, </text:span><text:span text:style-name="T66">souvent particulièrement adaptés à la création en temps réel,</text:span><text:span text:style-name="T65"> qui reposent non sur la séquence de commandes mais sur la connexion de briques logicielles et de médias : Max/MSP, PureData ou encore TouchDesigner. <text:s/></text:span></text:p>
      <text:p text:style-name="P11">Pour ma part, cela fait vingt ans que je suis fidèle à Processing et, depuis un peu moins longtemps, à Arduino, <text:span text:style-name="T72">système qui s’inspire de Processing pour la programmation de mircrocontrôleurs électroniques</text:span>. <text:span text:style-name="T72">Sachant </text:span>le piège qu’<text:span text:style-name="T72">ont constitué</text:span> des logiciels propriétaires tels que Director et Flash, je voulais absolument trouver un outil qui permette d’allier pédagogie, autonomie et puissance d’utilisation. Je me suis d’abord penché sur le langage Java, qui avait l’avantage de fonctionner sur de nombreuses plate-formes et était très répandu. Langage généraliste, Java <text:span text:style-name="T67">est plutôt lisible mais aussi relativement complexe. </text:span>Le langage Processing, qui est dérivé de Java (et qui s’appuie sur Java pour fonctionner) avait et a toujours de nombreux atouts. Le premier, c’est qu’il a été conçu par deux artistes-designers, Ben Fry et Casey Reas, et que ses fonctions sont <text:span text:style-name="T67">donc principalement</text:span> orientées vers la création visuelle. <text:span text:style-name="T67">Le second atout de Processing est la simplicité de mise-en-œuvre des programmes : l’éditeur est sobre et lorsque l’on a saisi un programme, on clique sur le bouton dédié à son exécution, sans plus de cérémonie. </text:span><text:span text:style-name="T68">La documentation de Processing reprend cette philosophie, puisqu’elle montre le résultat visuel de l’exécution de chaque commande avant même de détailler le fonctionnement de la commande. </text:span><text:span text:style-name="T69">Enfin, Processing est un langage apte à </text:span><text:span text:style-name="T70">initier à des langages répandus dans l’industrie tels que Java bien sûr, C++ ou encore C#. </text:span><text:span text:style-name="T71">Le fait que les variables de Processing soient explicitement typées ou que la rédaction des programmes soit structurée d’une manière un peu stricte (point-virgule après une commande, blocs d’instructions encadrés par des accolades) déroutent parfois les débutants mais permet d’éviter certaines erreurs ou aberrations et surtout, permettent de mieux comprendre des langages tels que le C.<text:line-break/>L’extension de la philosophie de Processing aux langages Javascript (p5js) et Python, et la création </text:span><text:soft-page-break/><text:span text:style-name="T71">d’une version spécifique pour Android lui amènent encore quelques arguments. </text:span><text:span text:style-name="T74">Si les performances de Processing n’ont jamais été époustouflantes, le logiciel et son langage restent un « couteau suisse » très généraliste : son, vidéo, port série, 3D, exportation d’images vectorielles….</text:span><text:span text:style-name="T71"><text:line-break/>Après quelques années de relatif engourdissement, le développement de </text:span><text:span text:style-name="T74">la version Java de </text:span><text:span text:style-name="T71">Processing — qui fête ses vingt-cinq ans — reprend avec une certaine vigueur : </text:span><text:span text:style-name="T72">interface améliorée, code réécrit, et nouvelles fonctionnalités en cours d’implémentation, </text:span><text:span text:style-name="T73">comme la</text:span><text:span text:style-name="T72"> </text:span><text:span text:style-name="T73">connexion au navigateur avec WebGPU et WebAssembly, ou encore la possibilité de profiter de Bevy, un moteur de jeu vidéo reposant sur Rust.<text:line-break/></text:span></text:p>
      <text:p text:style-name="P12">Pour toutes ces raisons — parfois un peu techniques, désolé —, Processing reste un des meilleurs langages pour sensibiliser des étudiants en art <text:span text:style-name="T76">et</text:span> design (et pourquoi pas dans d’autres <text:span text:style-name="T76">disciplines</text:span>) à la programmation créative. Une telle initiation n’a pas forcément pour but de faire de tous les étudiants de véritables experts du domaine, mais à montrer à tous les principes de l’image numérique et la voie de l’autonomie vis-à-vis des outils proposés par l’industri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ean-Noël Lafargue</meta:initial-creator>
    <meta:creation-date>2026-02-13T14:47:32.886417446</meta:creation-date>
    <dc:date>2026-02-15T18:38:04.669730668</dc:date>
    <dc:creator>Jean-Noël Lafargue</dc:creator>
    <meta:editing-duration>P1DT1H14M57S</meta:editing-duration>
    <meta:editing-cycles>76</meta:editing-cycles>
    <meta:generator>LibreOffice/24.2.7.2$Linux_X86_64 LibreOffice_project/420$Build-2</meta:generator>
    <meta:document-statistic meta:table-count="0" meta:image-count="0" meta:object-count="0" meta:page-count="4" meta:paragraph-count="12" meta:word-count="2255" meta:character-count="14999" meta:non-whitespace-character-count="12743"/>
  </office:meta>
</office:document-meta>
</file>